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>
      <style:paragraph-properties fo:margin-left="0.9898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6" style:family="paragraph" style:parent-style-name="Standard">
      <style:paragraph-properties fo:margin-left="2.5in" fo:margin-right="0in" fo:text-indent="0in" style:auto-text-indent="false"/>
    </style:style>
    <style:style style:name="P7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P8" style:family="paragraph" style:parent-style-name="Standard">
      <style:paragraph-properties fo:margin-left="2.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.9898in" fo:margin-right="0in" fo:text-indent="0in" style:auto-text-indent="false"/>
    </style:style>
    <style:style style:name="P11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(disconnect otherwise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HELLODADDY</text:p>
      <text:p text:style-name="Standard"><text:tab/>Initial message sent to the parent</text:p>
      <text:p text:style-name="Standard"><text:tab/>params:</text:p>
      <text:p text:style-name="Standard"><text:tab/><text:tab/>namelength: byte</text:p>
      <text:p text:style-name="Standard"><text:tab/><text:tab/>name: char[namelength]<text:tab/><text:tab/></text:p>
      <text:p text:style-name="Standard"><text:tab/><text:tab/>myscannerid: uint32</text:p>
      <text:p text:style-name="Standard"/>
      <text:p text:style-name="Standard"><text:s/><text:tab/>reply:</text:p>
      <text:p text:style-name="Standard"><text:tab/><text:tab/>scanid: uint32 – if the myscannerid is in the list of disconnected children of the parent the parent will tell it it's current scanid, else a randomized fake value with no meaning</text:p>
      <text:p text:style-name="Standard"><text:tab/><text:tab/>namelength: byte </text:p>
      <text:p text:style-name="Standard"><text:tab/><text:tab/>name: char[namelength] – the name of the parent</text:p>
      <text:p text:style-name="Standard"><text:tab/><text:tab/><text:tab/></text:p>
      <text:p text:style-name="Standard"/>
      <text:p text:style-name="Standard"/>
      <text:p text:style-name="Standard">1: YOUREINTHEQUEUE</text:p>
      <text:p text:style-name="Standard"><text:tab/>When the child already has an active parent tell the other connected parents that they are in a queue</text:p>
      <text:p text:style-name="Standard"><text:tab/>params:</text:p>
      <text:p text:style-name="Standard"><text:tab/><text:tab/>position: uint32;</text:p>
      <text:p text:style-name="Standard"><text:tab/><text:tab/>maxposition: uint32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2: UPDATESTATUS</text:p>
      <text:p text:style-name="Standard"><text:tab/>Tells the parent the current status</text:p>
      <text:p text:style-name="Standard"><text:tab/>params:</text:p>
      <text:p text:style-name="Standard"><text:tab/><text:tab/>currentscanid: uint32</text:p>
      <text:p text:style-name="P3">isidle: byteboolean – true if all the worker threads are idle and it's children are idle too</text:p>
      <text:p text:style-name="P11">potentialthreadcount: integer – number of potential threads (children included)</text:p>
      <text:p text:style-name="P3">actualthreadcount: integer – number of actual created threads (children included)</text:p>
      <text:p text:style-name="P3">pathsevaluated: qword</text:p>
      <text:p text:style-name="P3">localpathqueuecount: integer – pathqueuelength+overflowqueuelength</text:p>
      <text:p text:style-name="P3">totalpathQueueCount: integer – same as local but combined with the children</text:p>
      <text:p text:style-name="P3">queuesize: integer – The number of parents waiting in the queue</text:p>
      <text:p text:style-name="P3"/>
      <text:p text:style-name="P3"/>
      <text:p text:style-name="P4"><text:tab/>reply:</text:p>
      <text:p text:style-name="P4"><text:tab/><text:tab/>replycommand: byte</text:p>
      <text:p text:style-name="P4"><text:tab/><text:tab/><text:tab/>0: DONEWSCAN</text:p>
      <text:p text:style-name="P4"><text:tab/><text:tab/><text:tab/><text:tab/>The parent reports that a new scan is done (only possible if idle)</text:p>
      <text:p text:style-name="P4"><text:soft-page-break/><text:tab/><text:tab/><text:tab/><text:tab/>params:</text:p>
      <text:p text:style-name="P4"><text:tab/><text:tab/><text:tab/><text:tab/> <text:tab/> yourscannerid: uint32;</text:p>
      <text:p text:style-name="P4"><text:tab/><text:tab/><text:tab/><text:tab/><text:tab/> currentscanid: uint32</text:p>
      <text:p text:style-name="P5">maxlevel: Uint32;</text:p>
      <text:p text:style-name="P6">structsize: uint32;</text:p>
      <text:p text:style-name="P6">compressedptr: Byte;</text:p>
      <text:p text:style-name="P6">staticonly: Byte;</text:p>
      <text:p text:style-name="P6">noLoop: Byte;</text:p>
      <text:p text:style-name="P6">LimitToMaxOffsetsPerNode: Byte;</text:p>
      <text:p text:style-name="P6">unalligned: Byte;</text:p>
      <text:p text:style-name="P6">MaxOffsetsPerNode: Uint16;</text:p>
      <text:p text:style-name="P6">mustStartWithBase: byte;</text:p>
      <text:p text:style-name="P6">BaseStart: qword;</text:p>
      <text:p text:style-name="P6">BaseStop: qword; <text:s text:c="2"/></text:p>
      <text:p text:style-name="P6">onlyOneStaticInPath: byte</text:p>
      <text:p text:style-name="P6">mustEndWithSpecificOffset: byteboolean</text:p>
      <text:p text:style-name="P6">mustEndWithSpecificOffsetListSize: uint16;</text:p>
      <text:p text:style-name="P7">mustEndWithSpecificOffsetList: dword[ mustEndWithSpecificOffsetListSize]</text:p>
      <text:p text:style-name="P6">scandatafilecount: uint16</text:p>
      <text:p text:style-name="P6">totalscandatasize: uint64</text:p>
      <text:p text:style-name="P4"><text:tab/><text:tab/><text:tab/><text:tab/><text:tab/> scandata: </text:p>
      <text:p text:style-name="P6"><text:tab/>record [scandatafilecount]</text:p>
      <text:p text:style-name="P6"><text:tab/><text:tab/>addresstofind: qword<text:tab/></text:p>
      <text:p text:style-name="P6"><text:tab/><text:tab/>size: qword<text:tab/><text:tab/></text:p>
      <text:p text:style-name="P6"><text:tab/><text:tab/>scandatastream: byte[size]</text:p>
      <text:p text:style-name="P6"><text:tab/>end;</text:p>
      <text:p text:style-name="P6"/>
      <text:p text:style-name="P4"><text:tab/><text:tab/><text:tab/><text:tab/>reply:</text:p>
      <text:p text:style-name="P4"><text:tab/><text:tab/><text:tab/><text:tab/><text:tab/>status: byteboolen (0=success)</text:p>
      <text:p text:style-name="P6"/>
      <text:p text:style-name="P6"/>
      <text:p text:style-name="P4"><text:tab/><text:tab/></text:p>
      <text:p text:style-name="P3"><text:tab/>1: GIVEMEYOURPATHS</text:p>
      <text:p text:style-name="P3"><text:tab/><text:tab/>The parent wants some of your paths</text:p>
      <text:p text:style-name="P3"/>
      <text:p text:style-name="P3"><text:tab/><text:tab/>params:</text:p>
      <text:p text:style-name="P3"><text:tab/><text:tab/><text:tab/>maxcount: uint32</text:p>
      <text:p text:style-name="P3"/>
      <text:p text:style-name="P3"><text:tab/><text:tab/>reply:</text:p>
      <text:p text:style-name="P3"><text:tab/><text:tab/><text:tab/>count: uint32</text:p>
      <text:p text:style-name="P3"><text:tab/><text:tab/><text:tab/>pathqueue: pathquelement[count]</text:p>
      <text:p text:style-name="P3"/>
      <text:p text:style-name="P3"><text:tab/>2: HEREARESOMEPATHS</text:p>
      <text:p text:style-name="P3"><text:tab/><text:tab/>The parent has some paths for you</text:p>
      <text:p text:style-name="P3"><text:tab/><text:tab/>params:</text:p>
      <text:p text:style-name="P3"><text:tab/><text:tab/><text:tab/>count: uint32;</text:p>
      <text:p text:style-name="P3"><text:tab/><text:tab/><text:tab/>pathqueue: pathquelement[count]</text:p>
      <text:p text:style-name="P3"/>
      <text:p text:style-name="P3"><text:tab/><text:tab/>reply:</text:p>
      <text:p text:style-name="P3"><text:soft-page-break/><text:tab/><text:tab/><text:tab/>status: byte (0=success)</text:p>
      <text:p text:style-name="P3"/>
      <text:p text:style-name="P3"><text:tab/>3: <text:s/>CURRENTSCANHASENDED</text:p>
      <text:p text:style-name="P3"><text:tab/><text:tab/>Clean up</text:p>
      <text:p text:style-name="P3"><text:tab/><text:tab/>params:</text:p>
      <text:p text:style-name="P3"><text:tab/><text:tab/><text:tab/>savestate: byte</text:p>
      <text:p text:style-name="P3"><text:tab/><text:tab/>reply:</text:p>
      <text:p text:style-name="P3"><text:tab/><text:tab/><text:tab/>status: byte (0=success)</text:p>
      <text:p text:style-name="P3"/>
      <text:p text:style-name="P3"><text:tab/>4: EVERYTHINGOK</text:p>
      <text:p text:style-name="P3"><text:tab/><text:tab/>params:</text:p>
      <text:p text:style-name="P3"><text:tab/><text:tab/>reply:</text:p>
      <text:p text:style-name="P3"><text:tab/><text:tab/><text:tab/>status: byte (0=success)</text:p>
      <text:p text:style-name="P3"/>
      <text:p text:style-name="P3"/>
      <text:p text:style-name="P3"/>
      <text:p text:style-name="P3"/>
      <text:p text:style-name="P3"/>
      <text:p text:style-name="Standard"/>
      <text:p text:style-name="Standard">3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4: SENDPATHS</text:p>
      <text:p text:style-name="Standard"><text:tab/>Send some pathqueue elements to the parent</text:p>
      <text:p text:style-name="Standard"><text:tab/>params:</text:p>
      <text:p text:style-name="Standard"><text:tab/><text:tab/>count: uint32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/>
      <text:p text:style-name="Standard"/>
      <text:p text:style-name="Standard">5: CANUPLOADRESULTS</text:p>
      <text:p text:style-name="Standard"><text:tab/>Asks the server if it can receive results. When not possible, the child should wait a while before asking</text:p>
      <text:p text:style-name="Standard"><text:tab/>params:</text:p>
      <text:p text:style-name="Standard"><text:tab/>reply:</text:p>
      <text:p text:style-name="Standard"><text:tab/><text:tab/>canupload: byte</text:p>
      <text:p text:style-name="Standard"><text:tab/><text:tab/><text:tab/>0=no</text:p>
      <text:p text:style-name="Standard"><text:tab/><text:tab/><text:tab/>1=yes</text:p>
      <text:p text:style-name="Standard"/>
      <text:p text:style-name="Standard"><text:soft-page-break/>6: UPLOADRESULTS</text:p>
      <text:p text:style-name="Standard"><text:tab/>Send the current results to the parent</text:p>
      <text:p text:style-name="Standard"><text:tab/>params:</text:p>
      <text:p text:style-name="Standard"><text:tab/><text:tab/>scanid: uint32;</text:p>
      <text:p text:style-name="Standard"><text:tab/><text:tab/>streamsize: uint32;</text:p>
      <text:p text:style-name="Standard"><text:tab/><text:tab/>decompressedsize: uint32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7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8: GOODBYE</text:p>
      <text:p text:style-name="Standard"><text:tab/>Tells the parent that it's now idle and has sent it all the paths it had</text:p>
      <text:p text:style-name="Standard"><text:tab/>This also means the parent will not try to reconnect to it</text:p>
      <text:p text:style-name="Standard"/>
      <text:p text:style-name="Standard"><text:tab/>params:</text:p>
      <text:p text:style-name="Standard"><text:tab/>reply:</text:p>
      <text:p text:style-name="Standard"><text:tab/><text:tab/>discon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10-29T12:35:23.32</dc:date>
    <dc:creator>Eric Heijnen</dc:creator>
    <meta:editing-duration>P25DT19H18M19S</meta:editing-duration>
    <meta:editing-cycles>110</meta:editing-cycles>
    <meta:generator>OpenOffice/4.1.1$Win32 OpenOffice.org_project/411m6$Build-9775</meta:generator>
    <meta:document-statistic meta:table-count="0" meta:image-count="0" meta:object-count="0" meta:page-count="5" meta:paragraph-count="157" meta:word-count="563" meta:character-count="4188"/>
  </office:meta>
</office:document-meta>
</file>